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d97da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Standard" style:master-page-name="">
      <loext:graphic-properties draw:fill="none"/>
      <style:paragraph-properties fo:margin-left="0.1799in" fo:margin-right="0in" fo:margin-top="0in" fo:margin-bottom="0in" style:contextual-spacing="false" fo:text-align="start" style:justify-single-word="false" fo:text-indent="0in" style:auto-text-indent="false" style:page-number="auto" fo:background-color="transparent" style:writing-mode="lr-tb"/>
      <style:text-properties fo:font-size="12pt" style:font-size-asian="12pt" style:font-size-complex="12pt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paragraph-properties fo:margin-top="0in" fo:margin-bottom="0.0799in" style:contextual-spacing="false"/>
    </style:style>
    <style:style style:name="P10" style:family="paragraph" style:parent-style-name="Text_20_body">
      <style:paragraph-properties fo:margin-top="0in" fo:margin-bottom="0.0598in" style:contextual-spacing="false"/>
    </style:style>
    <style:style style:name="P11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cb323"/>
    </style:style>
    <style:style style:name="P13" style:family="paragraph" style:parent-style-name="Text_20_body" style:master-page-name="">
      <loext:graphic-properties draw:fill="none"/>
      <style:paragraph-properties fo:margin-left="0.140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cb323"/>
    </style:style>
    <style:style style:name="P14" style:family="paragraph" style:parent-style-name="Text_20_body">
      <loext:graphic-properties draw:fill="none"/>
      <style:paragraph-properties fo:margin-left="0.1402in" fo:margin-right="0in" fo:margin-top="0in" fo:margin-bottom="0in" style:contextual-spacing="false" fo:line-height="115%" fo:text-indent="0in" style:auto-text-indent="false" fo:background-color="transparent"/>
      <style:text-properties officeooo:paragraph-rsid="000cb323"/>
    </style:style>
    <style:style style:name="P15" style:family="paragraph" style:parent-style-name="Text_20_body" style:master-page-name="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cb323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0cbc5b"/>
    </style:style>
    <style:style style:name="P17" style:family="paragraph" style:parent-style-name="Text_20_body">
      <style:paragraph-properties fo:margin-top="0in" fo:margin-bottom="0in" style:contextual-spacing="false" fo:break-before="page"/>
      <style:text-properties officeooo:paragraph-rsid="000cbc5b"/>
    </style:style>
    <style:style style:name="P18" style:family="paragraph" style:parent-style-name="Text_20_body">
      <style:paragraph-properties fo:margin-top="0in" fo:margin-bottom="0.0799in" style:contextual-spacing="false"/>
      <style:text-properties officeooo:paragraph-rsid="000cbc5b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cb323" style:font-size-asian="12pt" style:font-style-asian="normal" style:font-weight-asian="normal" style:font-size-complex="12pt" style:text-emphasize="none"/>
    </style:style>
    <style:style style:name="T7" style:family="text">
      <style:text-properties officeooo:rsid="000cb3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sort-array-by-increasing-frequency/" text:style-name="Internet_20_link" text:visited-style-name="Visited_20_Internet_20_Link">1636. Sort Array by Increasing Frequency</text:a></text:h>
      <text:p text:style-name="P5">Given an array of integers <text:span text:style-name="Source_20_Text"><text:span text:style-name="T2">nums</text:span></text:span>, sort the array in <text:span text:style-name="Strong_20_Emphasis"><text:span text:style-name="T1">increasing</text:span></text:span> order based on the frequency of the values. If multiple values have the same frequency, sort them in <text:span text:style-name="Strong_20_Emphasis"><text:span text:style-name="T1">decreasing</text:span></text:span> order.</text:p>
      <text:p text:style-name="P5">Return the <text:span text:style-name="Emphasis"><text:span text:style-name="T1">sorted array</text:span></text:span>.</text:p>
      <text:p text:style-name="P5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 nums = [1,1,2,2,2,3]</text:p>
      <text:p text:style-name="P3"><text:span text:style-name="Strong_20_Emphasis"><text:span text:style-name="T1">Output:</text:span></text:span> [3,1,1,2,2,2]</text:p>
      <text:p text:style-name="P2"><text:span text:style-name="Strong_20_Emphasis"><text:span text:style-name="T1">Explanation:</text:span></text:span> '3' has a frequency of 1, '1' has a frequency of 2, and '2' has a frequency of 3.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 nums = [2,3,1,3,2]</text:p>
      <text:p text:style-name="P3"><text:span text:style-name="Strong_20_Emphasis"><text:span text:style-name="T1">Output:</text:span></text:span> [1,3,3,2,2]</text:p>
      <text:p text:style-name="P2"><text:span text:style-name="Strong_20_Emphasis"><text:span text:style-name="T1">Explanation:</text:span></text:span> '2' and '3' both have a frequency of 2, so they are sorted in decreasing order.</text:p>
      <text:p text:style-name="P5"><text:span text:style-name="Strong_20_Emphasis"><text:span text:style-name="T1">Example 3:</text:span></text:span></text:p>
      <text:p text:style-name="P3"><text:span text:style-name="Strong_20_Emphasis"><text:span text:style-name="T1">Input:</text:span></text:span> nums = [-1,1,-6,4,5,-6,1,4,1]</text:p>
      <text:p text:style-name="P2"><text:span text:style-name="Strong_20_Emphasis"><text:span text:style-name="T1">Output:</text:span></text:span> [5,-1,4,4,-6,-6,1,1,1]</text:p>
      <text:p text:style-name="P5"> </text:p>
      <text:p text:style-name="P5"><text:span text:style-name="Strong_20_Emphasis"><text:span text:style-name="T1">Constraints:</text:span></text:span></text:p>
      <text:list xml:id="list2590403486" text:style-name="L1">
        <text:list-item>
          <text:p text:style-name="P6"><text:span text:style-name="Source_20_Text"><text:span text:style-name="T2">1 &lt;= nums.length &lt;= 100</text:span></text:span></text:p>
        </text:list-item>
        <text:list-item>
          <text:p text:style-name="P7"><text:span text:style-name="Source_20_Text"><text:span text:style-name="T2">-100 &lt;= nums[i] &lt;= 100</text:span></text:span></text:p>
        </text:list-item>
      </text:list>
      <text:p text:style-name="P8"/>
      <text:h text:style-name="P1" text:outline-level="1"><text:a xlink:type="simple" xlink:href="https://leetcode.com/problems/sort-array-by-increasing-frequency/" text:style-name="Internet_20_link" text:visited-style-name="Visited_20_Internet_20_Link">1636. Sort Array by Increasing Frequency</text:a></text:h>
      <text:p text:style-name="P8">/*</text:p>
      <text:p text:style-name="P4"><text:span text:style-name="T4">array sortiing: Lambda on array of pairs</text:span></text:p>
      <text:p text:style-name="P11"><text:s text:c="4"/>Time complexity: O(nlogn)</text:p>
      <text:p text:style-name="P8"><text:s text:c="4"/>Extra space complexity: O(n+2n+logn)</text:p>
      <text:p text:style-name="P8">*/</text:p>
      <text:p text:style-name="P8">class Solution {</text:p>
      <text:p text:style-name="P8">public:</text:p>
      <text:p text:style-name="P8"><text:s text:c="4"/>vector&lt;int&gt; frequencySort(vector&lt;int&gt;&amp; nums) {</text:p>
      <text:p text:style-name="P8"><text:s text:c="8"/>int n=nums.size();</text:p>
      <text:p text:style-name="P8"/>
      <text:p text:style-name="P8"><text:s text:c="8"/>std::unordered_map&lt;int,int&gt; freq;</text:p>
      <text:p text:style-name="P8"><text:s text:c="8"/>for(auto&amp; val: nums) freq[val]++;</text:p>
      <text:p text:style-name="P8"/>
      <text:p text:style-name="P8"><text:s text:c="8"/>std::vector&lt;std::pair&lt;int,int&gt;&gt; nums_freq;</text:p>
      <text:p text:style-name="P8"><text:s text:c="8"/>for(auto&amp; val: nums){</text:p>
      <text:p text:style-name="P8"><text:s text:c="12"/>int f=freq[val];</text:p>
      <text:p text:style-name="P8"><text:s text:c="12"/>nums_freq.push_back({val,f});</text:p>
      <text:p text:style-name="P8"><text:s text:c="8"/>}</text:p>
      <text:p text:style-name="P8"><text:s text:c="8"/></text:p>
      <text:p text:style-name="P8"><text:s text:c="8"/>std::sort(nums_freq.begin(),nums_freq.end(),[](const std::pair&lt;int,int&gt;&amp; p1,const std::pair&lt;int,int&gt;&amp; p2){</text:p>
      <text:p text:style-name="P8"><text:s text:c="56"/>if(p1.second==p2.second) return p1.first&gt;p2.first;</text:p>
      <text:p text:style-name="P8"><text:s text:c="56"/>return p1.second&lt;p2.second;</text:p>
      <text:p text:style-name="P8"><text:s text:c="52"/>});</text:p>
      <text:p text:style-name="P8"/>
      <text:p text:style-name="P8"><text:s text:c="8"/>for(int i=0;i&lt;n;i++) nums[i]=nums_freq[i].first; </text:p>
      <text:p text:style-name="P8"/>
      <text:p text:style-name="P8"><text:s text:c="8"/>return nums;</text:p>
      <text:p text:style-name="P8"><text:s text:c="4"/>}</text:p>
      <text:p text:style-name="P8">};</text:p>
      <text:h text:style-name="P1" text:outline-level="1"><text:a xlink:type="simple" xlink:href="https://leetcode.com/problems/sort-array-by-increasing-frequency/" text:style-name="Internet_20_link" text:visited-style-name="Visited_20_Internet_20_Link">1636. Sort Array by Increasing Frequency</text:a></text:h>
      <text:p text:style-name="P8">/*</text:p>
      <text:p text:style-name="P13"><text:span text:style-name="T5">array sortiing: Lambda on array </text:span><text:span text:style-name="T6">of frequency</text:span> <text:s text:c="3"/></text:p>
      <text:p text:style-name="P14">Time complexity: O(nlogn)</text:p>
      <text:p text:style-name="P8"><text:s text:c="4"/>Extra space complexity: O(n)</text:p>
      <text:p text:style-name="P8">*/</text:p>
      <text:p text:style-name="P8">class Solution {</text:p>
      <text:p text:style-name="P8">public:</text:p>
      <text:p text:style-name="P8"><text:s text:c="4"/>vector&lt;int&gt; frequencySort(vector&lt;int&gt;&amp; nums) {</text:p>
      <text:p text:style-name="P8"><text:s text:c="8"/>int n=nums.size();</text:p>
      <text:p text:style-name="P8"/>
      <text:p text:style-name="P8"><text:s text:c="8"/>std::vector&lt;int&gt; freq(201,0);</text:p>
      <text:p text:style-name="P8"><text:s text:c="8"/>for(auto&amp; val: nums) freq[val+100]++;</text:p>
      <text:p text:style-name="P8"/>
      <text:p text:style-name="P8"><text:s text:c="8"/>std::sort(nums.begin(),nums.end(),[&amp;](const int&amp; a,const int&amp; b){</text:p>
      <text:p text:style-name="P8"><text:s text:c="56"/>return freq[a+100]==freq[b+100]?a&gt;b:freq[a+100]&lt;freq[b+100];</text:p>
      <text:p text:style-name="P8"><text:s text:c="52"/>});</text:p>
      <text:p text:style-name="P8"/>
      <text:p text:style-name="P8"><text:s text:c="8"/>return nums;</text:p>
      <text:p text:style-name="P8"><text:s text:c="4"/>}</text:p>
      <text:p text:style-name="P12">};</text:p>
      <text:p text:style-name="P8"/>
      <text:h text:style-name="P1" text:outline-level="1"><text:a xlink:type="simple" xlink:href="https://leetcode.com/problems/sort-array-by-increasing-frequency/" text:style-name="Internet_20_link" text:visited-style-name="Visited_20_Internet_20_Link">1636. Sort Array by Increasing Frequency</text:a></text:h>
      <text:p text:style-name="P8">/*</text:p>
      <text:p text:style-name="P12"><text:s text:c="4"/><text:span text:style-name="T7">Counting sort+relative sort</text:span></text:p>
      <text:p text:style-name="P15">Time complexity: O(n+m)</text:p>
      <text:p text:style-name="P8"><text:s text:c="4"/>Extra space complexity: O(n+m)</text:p>
      <text:p text:style-name="P8">*/</text:p>
      <text:p text:style-name="P8">class Solution {</text:p>
      <text:p text:style-name="P8"><text:s text:c="4"/>public:</text:p>
      <text:p text:style-name="P8"><text:s text:c="8"/>vector&lt;int&gt; relative_sort(vector&lt;int&gt;&amp; arr1, vector&lt;int&gt;&amp; arr2) {</text:p>
      <text:p text:style-name="P8"><text:s text:c="12"/>int mx=*std::max_element(arr1.begin(),arr1.end());</text:p>
      <text:p text:style-name="P8"><text:s text:c="12"/>std::vector&lt;int&gt; count(mx+1,0),count_remaining(mx+1,0);</text:p>
      <text:p text:style-name="P8"><text:s text:c="12"/>for(auto&amp; v: arr1) {</text:p>
      <text:p text:style-name="P8"><text:s text:c="16"/>count[v]++;</text:p>
      <text:p text:style-name="P8"><text:s text:c="16"/>count_remaining[v]++;</text:p>
      <text:p text:style-name="P8"><text:s text:c="12"/>}</text:p>
      <text:p text:style-name="P8"/>
      <text:p text:style-name="P8"><text:s text:c="12"/>for(auto&amp;v: arr2) count_remaining[v]=0;</text:p>
      <text:p text:style-name="P8"/>
      <text:p text:style-name="P8"><text:s text:c="12"/>int n=arr1.size();</text:p>
      <text:p text:style-name="P8"><text:s text:c="12"/>int m=arr2.size();</text:p>
      <text:p text:style-name="P8"/>
      <text:p text:style-name="P8"><text:s text:c="12"/>count[arr2[0]]--;</text:p>
      <text:p text:style-name="P8"><text:s text:c="12"/>for(int i=1;i&lt;m;++i) count[arr2[i]]+=count[arr2[i-1]];</text:p>
      <text:p text:style-name="P8"/>
      <text:p text:style-name="P8"><text:s text:c="12"/>int x=count[arr2[m-1]];</text:p>
      <text:p text:style-name="P8"><text:s text:c="12"/>for(int i=0;i&lt;=mx;++i){</text:p>
      <text:p text:style-name="P8"><text:s text:c="16"/>if(count_remaining[i]!=0){</text:p>
      <text:p text:style-name="P8"><text:s text:c="20"/>count[i]+=x;</text:p>
      <text:p text:style-name="P8"><text:s text:c="20"/>x=count[i];</text:p>
      <text:p text:style-name="P8"><text:s text:c="16"/>}</text:p>
      <text:p text:style-name="P8"><text:s text:c="12"/>}</text:p>
      <text:p text:style-name="P8"/>
      <text:p text:style-name="P8"><text:s text:c="12"/>std::vector&lt;int&gt; ans(n);</text:p>
      <text:p text:style-name="P8"><text:s text:c="12"/>for(int i=n-1;i&gt;=0;--i) ans[count[arr1[i]]--]=arr1[i];</text:p>
      <text:p text:style-name="P8"/>
      <text:p text:style-name="P8"/>
      <text:p text:style-name="P8"><text:s text:c="12"/>return ans;</text:p>
      <text:p text:style-name="P8"><text:s text:c="8"/>}</text:p>
      <text:p text:style-name="P8"/>
      <text:p text:style-name="P16"><text:s text:c="8"/></text:p>
      <text:p text:style-name="P17">std::vector&lt;int&gt; frequencySort(std::vector&lt;int&gt;&amp; nums) {</text:p>
      <text:p text:style-name="P8"><text:s text:c="12"/>int n=nums.size();</text:p>
      <text:p text:style-name="P9"><text:s text:c="12"/>int mi=*std::min_element(nums.begin(),nums.end());</text:p>
      <text:p text:style-name="P9"><text:s text:c="12"/>if(mi&lt;0) for(int i=0;i&lt;n;++i) nums[i]+=abs(mi);</text:p>
      <text:p text:style-name="P18"><text:s text:c="12"/>int mx=*std::max_element(nums.begin(),nums.end());</text:p>
      <text:p text:style-name="P18"><text:tab/>std::vector&lt;int&gt; nums_freq(mx+1,0);</text:p>
      <text:p text:style-name="P8"><text:s text:c="12"/>for(auto&amp; val: nums) nums_freq[val]++;</text:p>
      <text:p text:style-name="P8"/>
      <text:p text:style-name="P8"><text:s text:c="12"/>std::vector&lt;std::pair&lt;int,int&gt;&gt; freq_arr;</text:p>
      <text:p text:style-name="P8"><text:s text:c="12"/>for(int i=0;i&lt;=mx;i++) {</text:p>
      <text:p text:style-name="P8"><text:s text:c="16"/>int f=nums_freq[i];</text:p>
      <text:p text:style-name="P8"><text:s text:c="16"/>if(f!=0) freq_arr.push_back({f,i});</text:p>
      <text:p text:style-name="P8"><text:s text:c="12"/>}</text:p>
      <text:p text:style-name="P8"/>
      <text:p text:style-name="P8"><text:s text:c="12"/>// Perform count sort on the frequency array freq_arr</text:p>
      <text:p text:style-name="P8"><text:s text:c="12"/>auto p=*std::max_element(freq_arr.begin(),freq_arr.end());</text:p>
      <text:p text:style-name="P8"><text:s text:c="12"/>int mxf=p.first;</text:p>
      <text:p text:style-name="P8"/>
      <text:p text:style-name="P8"><text:s text:c="12"/>std::vector&lt;int&gt; freq(mxf+1,0);</text:p>
      <text:p text:style-name="P8"><text:s text:c="12"/>for(auto&amp; p: freq_arr) freq[p.first]++;</text:p>
      <text:p text:style-name="P8"/>
      <text:p text:style-name="P8"><text:s text:c="12"/>freq[0]--;</text:p>
      <text:p text:style-name="P10"><text:s text:c="12"/>for(int i=1;i&lt;=mxf;++i) freq[i]+=freq[i-1];</text:p>
      <text:p text:style-name="P8"><text:s text:c="12"/>int m=freq_arr.size();</text:p>
      <text:p text:style-name="P8"><text:s text:c="12"/>std::vector&lt;std::pair&lt;int,int&gt;&gt; sorted_freq_arr(m);</text:p>
      <text:p text:style-name="P8"><text:s text:c="12"/>for(int i=0;i&lt;m;++i) {</text:p>
      <text:p text:style-name="P8"><text:s text:c="16"/>sorted_freq_arr[freq[freq_arr[i].first]--]=freq_arr[i];</text:p>
      <text:p text:style-name="P8"><text:s text:c="12"/>}</text:p>
      <text:p text:style-name="P8"/>
      <text:p text:style-name="P8"><text:s text:c="12"/>std::vector&lt;int&gt; ref_arr;</text:p>
      <text:p text:style-name="P8"><text:s text:c="12"/>for(auto&amp; p: sorted_freq_arr){</text:p>
      <text:p text:style-name="P8"><text:s text:c="16"/>ref_arr.push_back(p.second);</text:p>
      <text:p text:style-name="P8"><text:s text:c="12"/>}</text:p>
      <text:p text:style-name="P8"><text:s text:c="12"/></text:p>
      <text:p text:style-name="P8"><text:s text:c="12"/>vector&lt;int&gt; ans=relative_sort(nums,ref_arr);</text:p>
      <text:p text:style-name="P8"><text:s text:c="12"/>if(mi&lt;0) for(int i=0;i&lt;n;++i)ans[i]-=abs(mi);</text:p>
      <text:p text:style-name="P8"><text:s text:c="12"/></text:p>
      <text:p text:style-name="P8"><text:s text:c="12"/>return ans;</text:p>
      <text:p text:style-name="P8"/>
      <text:p text:style-name="P8"><text:s text:c="8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0:07:22.704965803</meta:creation-date>
    <dc:date>2024-07-23T10:17:15.972534698</dc:date>
    <meta:editing-duration>PT9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30" meta:word-count="380" meta:character-count="4643" meta:non-whitespace-character-count="3226"/>
  </office:meta>
</office:document-meta>
</file>